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70.8mm"/>
    </style:style>
    <style:style style:name="co10" style:family="table-column">
      <style:table-column-properties fo:break-before="auto" style:column-width="241.64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31.9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-scholar-2010-2020geographic spatial network transport software open sour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irst_author_sir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s_text</text:p>
          </table:table-cell>
          <table:table-cell office:value-type="string" calcext:value-type="string">
            <text:p>tool_name</text:p>
          </table:table-cell>
          <table:table-cell office:value-type="string" calcext:value-type="string">
            <text:p>found_via</text:p>
          </table:table-cell>
          <table:table-cell office:value-type="string" calcext:value-type="string">
            <text:p>is_transport_tool</text:p>
          </table:table-cell>
          <table:table-cell office:value-type="string" calcext:value-type="string">
            <text:p>open_sour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_citations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gh_topics</text:p>
          </table:table-cell>
          <table:table-cell office:value-type="string" calcext:value-type="string">
            <text:p>maintained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citation_ke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years_since_publication</text:p>
          </table:table-cell>
          <table:table-cell office:value-type="string" calcext:value-type="string">
            <text:p>citations_per_y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ikit-mobility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github.com/scikit-mobility/scikit-mobility</text:p>
          </table:table-cell>
          <table:table-cell office:value-type="string" calcext:value-type="string">
            <text:p>Mobility-analysis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ppalardo_scikitmobility_2019</text:p>
          </table:table-cell>
          <table:table-cell office:value-type="string" calcext:value-type="string">
            <text:p>(Pappalardo et al. 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velac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PCT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Hosted service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github.com/npct/pct-shiny/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velace_propensity_2017</text:p>
          </table:table-cell>
          <table:table-cell office:value-type="string" calcext:value-type="string">
            <text:p>(Lovelace et al. 2017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RS Tools</text:p>
          </table:table-cell>
          <table:table-cell office:value-type="string" calcext:value-type="string">
            <text:p>Web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github.com/GIScience/orstools-qgis-plugin</text:p>
          </table:table-cell>
          <table:table-cell office:value-type="string" calcext:value-type="string">
            <text:p>routin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etworks plugin</text:p>
          </table:table-cell>
          <table:table-cell office:value-type="string" calcext:value-type="string">
            <text:p>Web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github.com/crocovert/network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smnx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hon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https://github.com/gboeing/osmnx/</text:p>
          </table:table-cell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boeing_osmnx_2017</text:p>
          </table:table-cell>
          <table:table-cell office:value-type="string" calcext:value-type="string">
            <text:p>(Boeing 2017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mepy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github.com/martinfleis/momepy</text:p>
          </table:table-cell>
          <table:table-cell office:value-type="string" calcext:value-type="string">
            <text:p>urban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leischmann_momepy_2019</text:p>
          </table:table-cell>
          <table:table-cell office:value-type="string" calcext:value-type="string">
            <text:p>(Fleischmann 2019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ptentripplanner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R package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github.com/ropensci/opentripplanner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rgan_opentripplanner_2019</text:p>
          </table:table-cell>
          <table:table-cell office:value-type="string" calcext:value-type="string">
            <text:p>(Morgan et al. 2019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reetMix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Hosted servic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JavaScrip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ttps://github.com/streetmix/streetmi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iggs_streetplan_2016</text:p>
          </table:table-cell>
          <table:table-cell office:value-type="string" calcext:value-type="string">
            <text:p>(Riggs et al. 2016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itybound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github.com/citybound/citybound</text:p>
          </table:table-cell>
          <table:table-cell office:value-type="string" calcext:value-type="string">
            <text:p>simulation</text:p>
          </table:table-cell>
          <table:table-cell office:value-type="float" office:value="1" calcext:value-type="float">
            <text:p>1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bstreet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github.com/dabreegster/abstreet</text:p>
          </table:table-cell>
          <table:table-cell office:value-type="string" calcext:value-type="string">
            <text:p>simulation</text:p>
          </table:table-cell>
          <table:table-cell office:value-type="float" office:value="1" calcext:value-type="float">
            <text:p>1</text:p>
          </table:table-cell>
          <table:table-cell office:value-type="float" office:value="4896" calcext:value-type="float">
            <text:p>4896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equilibraE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github.com/AequilibraE/AequilibraE-GU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margo_aequilibrae_2015</text:p>
          </table:table-cell>
          <table:table-cell office:value-type="string" calcext:value-type="string">
            <text:p>(Carmargo 2015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O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Standalone </text:p>
          </table:table-cell>
          <table:table-cell table:style-name="ce1" office:value-type="string" calcext:value-type="string">
            <text:p>EPL-2.0</text:p>
          </table:table-cell>
          <table:table-cell table:style-name="ce1" office:value-type="string" calcext:value-type="string">
            <text:p>C++</text:p>
          </table:table-cell>
          <table:table-cell office:value-type="float" office:value="219" calcext:value-type="float">
            <text:p>21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ttps://github.com/eclipse/sumo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lopez_microscopic_2018</text:p>
          </table:table-cell>
          <table:table-cell office:value-type="string" calcext:value-type="string">
            <text:p>(Lopez et al. 2018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TSim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Standalone </text:p>
          </table:table-cell>
          <table:table-cell table:style-name="ce1" office:value-type="string" calcext:value-type="string">
            <text:p>GPLv2</text:p>
          </table:table-cell>
          <table:table-cell table:style-name="ce1" office:value-type="string" calcext:value-type="string">
            <text:p>Java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https://github.com/matsim-org/matsim-libs</text:p>
          </table:table-cell>
          <table:table-cell office:value-type="string" calcext:value-type="string">
            <text:p>transportation-planning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orni_multiagent_2016</text:p>
          </table:table-cell>
          <table:table-cell office:value-type="string" calcext:value-type="string">
            <text:p>(Horni et al. 2016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vingPandas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Pyth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ttps://github.com/anitagraser/movingpandas/</text:p>
          </table:table-cell>
          <table:table-cell office:value-type="string" calcext:value-type="string">
            <text:p>trajectory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graser_movingpandas_2019</text:p>
          </table:table-cell>
          <table:table-cell office:value-type="string" calcext:value-type="string">
            <text:p>(Graser 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per 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[HTML][HTML] Using spatial network analysis to model pedal cycle flows, risk and mode choice</text:p>
          </table:table-cell>
          <table:table-cell office:value-type="string" calcext:value-type="string">
            <text:p>sDNA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C++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ttps://github.com/fiftysevendegreesofrad/sdna_open</text:p>
          </table:table-cell>
          <table:table-cell office:value-type="string" calcext:value-type="string">
            <text:p>Urban-plan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oper_sdna_2015</text:p>
          </table:table-cell>
          <table:table-cell office:value-type="string" calcext:value-type="string">
            <text:p>(Cooper 2015)</text:p>
          </table:table-cell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lanch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rbanaccess: generalized methodology for measuring regional accessibility with an integrated pedestrian and transit network</text:p>
          </table:table-cell>
          <table:table-cell office:value-type="string" calcext:value-type="string">
            <text:p>urbanaccess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Pyth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ttps://github.com/UDST/urbanaccess</text:p>
          </table:table-cell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lanchard_urbanaccess_2017</text:p>
          </table:table-cell>
          <table:table-cell office:value-type="string" calcext:value-type="string">
            <text:p>(Blanchard 2017)</text:p>
          </table:table-cell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vela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planr: A package for transport planning</text:p>
          </table:table-cell>
          <table:table-cell office:value-type="string" calcext:value-type="string">
            <text:p>stplanr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R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ttps://github.com/ropensci/stplanr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ovelace_stplanr_2018</text:p>
          </table:table-cell>
          <table:table-cell office:value-type="string" calcext:value-type="string">
            <text:p>(Lovelace et al. 2018)</text:p>
          </table:table-cell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m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 Open Source TrajAnalytics Software for Modeling, Transformation and Visualization of Urban Trajectory Data</text:p>
          </table:table-cell>
          <table:table-cell office:value-type="string" calcext:value-type="string">
            <text:p>TrajAnalytics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JavaScri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vis.cs.kent.edu/TrajAnalytics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amal_open_2019</text:p>
          </table:table-cell>
          <table:table-cell office:value-type="string" calcext:value-type="string">
            <text:p>(Shamal et al. 2019)</text:p>
          </table:table-cell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ts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Urban network analysis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https://github.com/zenwalk/urban-network-analysis-toolbo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lliv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[HTML][HTML] Development of an open-source road traffic noise model for exposure assessment</text:p>
          </table:table-cell>
          <table:table-cell/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github.com/dwmorley/TRANE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schili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xNetGIS: a tool for the analysis of complex spatial networks</text:p>
          </table:table-cell>
          <table:table-cell/>
          <table:table-cell office:value-type="string" calcext:value-type="string">
            <text:p>Scho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ärv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ititin: an open source tool for analysing accessibility by public transport in Greater Helsinki</text:p>
          </table:table-cell>
          <table:table-cell/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ttps://github.com/matti/reittihak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dlič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pen transport map—Routable OpenStreetMap</text:p>
          </table:table-cell>
          <table:table-cell/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b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roug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rinciples of geographical information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620" calcext:value-type="float">
            <text:p>762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Netel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pen source GIS: a GRASS GIS appro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Netel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ASS GIS: A multi-purpose open source 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lwoo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searching volunteered geographic information: Spatial data, geographic research, and new social practi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akla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w many volunteers does it take to map an area well? The validity of Linus' law to volunteered geographic inform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ho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xamining the effects of socioeconomic development on fine particulate matter (PM2. 5) in China's cities using spatial regression and the geographical detector 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mb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[HTML][HTML] A spatial analysis of variations in health access: linking geography, socio-economic status and access percep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or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… of a spatial decision support system for flood risk management in Brazil that combines volunteered geographic information with wireless sensor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eute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he prism of everyday life: Towards a new research agenda for time geograph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yberGIS software: a synthetic review and integration roadma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ang 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graphic information sys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l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munity-based production of geographic information using open source software and Web 2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w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 review of open source software solutions for developing water resources web applica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loidhar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merging role of Geographical Information System (GIS), Life Cycle Assessment (LCA) and spatial LCA (GIS-LCA) in sustainable bioenergy plann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ress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ringer handbook of geographic inform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ddlet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imCCS: An open-source tool for optimizing CO2 capture, transport, and storage infrastruc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guy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imating potential photovoltaic yield with r. sun and the open source geographical resources analysis support sys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crue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orts in multi-level maritime networks: evidence from the Atlantic (1996–2006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RS: An ArcGIS toolset used to calculate the spatial information needed to fit spatial statistical models to stream network da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mps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K open source crime data: accuracy and possibilities for resear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ardun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[HTML][HTML] A protocol to convert spatial polyline data to network formats and applications to world urban road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lien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ographic information system: Old principles with new capabiliti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sanjan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 introduction to OpenStreetMap in Geographic Information Science: Experiences, research, and applica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ssett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[HTML][HTML] Integrating free and open source tools and distributed modelling codes in GIS environment for data-based groundwater manag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lom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HTML][HTML] Ptolemaic political activities on the west coast of Hellenistic Asia Minor had a significant impact on the local spread of the Isiac cults: A spatial network analys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ha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graphical information system parallelization for spatial big data processing: a revie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katzofli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velopment of a web GIS application for emissions inventory spatial allocation based on open source software too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timating the most likely space–time paths, dwell times and path uncertainties from vehicle trajectory data: A time geographic metho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ovell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ree and open source software for geospatial applications (FOSS4G) to support Future Ear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siot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he complexity in the study of spatial networks: an epistemological appro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 Anjos Lu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[HTML][HTML] Geographic accessibility to primary healthcare centers in Mozambiq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[HTML][HTML] Open-Source web-based geographical information system for health exposure assess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nd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alysing spatial patterns and trend of future urban expansion using SLE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mquist 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rge-scale spatial network models: An application to modeling information diffusion through the homeless population of San Francis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ward open source Kenya: Creating and sharing a GIS database of Nairob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ch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iseModelling: An open source GIS based tool to produce environmental noise map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ov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ostMAP: an open-source software package for developing cost surfaces using a multi-scale search kern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he making of a mega-region: evaluating and proposing long-term transport planning strategies with open-source data and transport accessibility too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sc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ntemporary concerns in geographical/geospatial information systems (GIS) process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graphy and social networks in transportation mode choi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termining intra-urban spatial accessibility disparities in multimodal public transport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tovan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 new approach to landslide geomorphological mapping using the Open Source software in the Olvera area (Cadiz, Spai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zenbla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ethods for multilevel analysis and visualisation of geographical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 Oliveir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velopment of an agricultural management information system based on Open-Source solu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ch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 spatially explicit network science model for emergency evacuations in an urban conte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ez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ule-based topology system for spatial databases to validate complex geographic datase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og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… multi-source volunteered, crowdsourced, and authoritative geographic information: The case study of volunteered personal traces analysis against transport network 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eg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[HTML][HTML] Tools4MSP: an open source software package to support Maritime Spatial Plann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ngi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[HTML][HTML] Transport indicator analysis and comparison of 151 urban areas, based on open source da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eing 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reet network models and measures for every US City, county, urbanized area, census tract, and zillow-defined neighborhoo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Çalışk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HTML][HTML] Geo-MST: A geographical minimum spanning tree plugin for Q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oard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onnecting points to spatial networks: effects on discrete optimization mode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w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ographic information systems for transportation: from a static past to a dynamic fu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rk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libration of a spatial simulation model with volunteered geographical inform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tty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eling and simulation in geographic information science: Integrated models and grand challeng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í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ographic information technology and innovative teaching: Keys to geography degree curriculum re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kubailik 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spatial services &amp; Web GIS software for environmental monitoring probl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mudez 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ew frontiers on open standards for geo-spatial scien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z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ew methods for resilient societies: The geographical analysis of injury da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oper 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redictive spatial network analysis for high-resolution transport modeling, applied to cyclist flows, mode choice, and targeting invest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ller 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UMAN GEOGRAPHY WITH OPEN GIS AS A TRANSFORMATIVE INTRODUCTORY HIGHER EDUCATION COURSE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bi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pen source for enterprise geographic information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ama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review on open source architecture in geographical information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ward an informal Spatial Data Infrastructure: Voluntary Geographic Information, Neogeography, and the role of citizen sensor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 open source relational database schema and system for the analysis of large scale spatially interdependent infrastructure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m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eb-based GIS and desktop open source GIS software: an emerging innovative approach for water resources manag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ensk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 generic open-source software framework supporting scenario simulations in bioterrorist cris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[HTML][HTML] Mapping spatial data on the web using free and open-source tools: a prototype implement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vell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unteered Geographic Information for water management: a prototype architec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des 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pping changes in the affordability of London with open-source software and open data: 1997–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achandr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dentifying geographical interdependency in critical infrastructure systems using open source geospatial data in order to model restoration strategies in the aftermath 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uilding a low-cost geographic website for collecting citizen science contribu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ti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pen source REST services for environmental sensor network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al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eographical Information Systems: The past, present and fu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en 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ing network segments in the visualization of urban isochron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ipell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plication of Geographic Information System in Energy Utiliz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u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velopment of village information system for Faridkot district using remote sensing and geographic information sys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crue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tween geography and transport: A scientometric analysis of port studies in Journal of Transport Geograph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HTML][HTML] sDNA: 3-d spatial network analysis for GIS, CAD, Command Line &amp; Pyth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TOPIC NO. 1: INTRODUCTION TO GEOGRAPHICAL INFORMATION SYS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n open-source based GIS and simulation software: a case study for contingency planning in microreg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he generation of transport networks based on DLA model in an artificial society model with characteristics of geographical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search and Implementation of an OpenLayers-based Campus Geographic Information System [J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çanaj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OGRAPHIC INFORMATION SYSTEM DATA INTEGRATION AND WEB GIS DEVELOPMENT IN TIRANA MUNICIPALITY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veloping open source based tools for geospatial integr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dani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cturing on satellite imagery processing and GIS based on internet and open source softwa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a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mote sensing and open source geographic information system integr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ducational geographic information system based on Web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ç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ree software for development of Web GIS in tourism accessibil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g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ographic information system (GI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ç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e of Open Source Software for the Development of Web GIS for Accessibility to Tourist Attrac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sof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 effective road management system using web-based GIS softwa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… OF WEB-BASED GIS FOR TRAFFIC MANAGEMENT SYSTEM WITH OBSTACLE AVOIDANCE TECHNIQUE USING OPEN SOURCE SOFTWA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ursin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eful spatial data and GIS applications on the Internet for transportation compani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la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planr: A Package for Geographic Transport Data Scien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ic 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portals and geospatial services-analysis of open-source software solutions for geoporta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(geo) graphs-Complex Networks as a shapefile of nodes and a shapefile of edges for different applica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ziyev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viewing Software for Agent-based Bicycle Flow Mode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lace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tegrating geographic analysis in transport plann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over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CostMAP: An open-source software package for developing cost surfac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ray 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ntemporary optimization application through geographic information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res-scholar-2010-2020geographic spatial network transport software open source'.A1:'res-scholar-2010-2020geographic spatial network transport software open source'.AMJ1048576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4:59:52.504313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4T15:00:21.095684046</dc:date>
    <dc:creator>Robin </dc:creator>
    <meta:editing-duration>PT12H40M56S</meta:editing-duration>
    <meta:editing-cycles>27</meta:editing-cycles>
    <meta:generator>LibreOffice/6.0.7.3$Linux_X86_64 LibreOffice_project/00m0$Build-3</meta:generator>
    <meta:document-statistic meta:table-count="1" meta:cell-count="1191" meta:object-count="0"/>
  </office:meta>
</office:document-meta>
</file>